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2400000021D274373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733cm" svg:height="0.717cm" svg:x="5.445cm" svg:y="13.11cm">
          <draw:image xlink:href="Pictures/100002010000002400000021D2743732.png" xlink:type="simple" xlink:show="embed" xlink:actuate="onLoad">
            <text:p/>
          </draw:image>
        </draw:frame>
        <draw:frame draw:style-name="gr1" draw:text-style-name="P1" draw:layer="layout" svg:width="0.733cm" svg:height="0.717cm" svg:x="2.045cm" svg:y="13.11cm">
          <draw:image xlink:href="Pictures/100002010000002400000021D2743732.png" xlink:type="simple" xlink:show="embed" xlink:actuate="onLoad">
            <text:p/>
          </draw:image>
        </draw:frame>
        <draw:frame draw:style-name="gr1" draw:text-style-name="P1" draw:layer="layout" svg:width="0.733cm" svg:height="0.717cm" svg:x="2.905cm" svg:y="13.11cm">
          <draw:image xlink:href="Pictures/100002010000002400000021D2743732.png" xlink:type="simple" xlink:show="embed" xlink:actuate="onLoad">
            <text:p/>
          </draw:image>
        </draw:frame>
        <draw:frame draw:style-name="gr1" draw:text-style-name="P1" draw:layer="layout" svg:width="0.733cm" svg:height="0.717cm" svg:x="3.696cm" svg:y="13.11cm">
          <draw:image xlink:href="Pictures/100002010000002400000021D2743732.png" xlink:type="simple" xlink:show="embed" xlink:actuate="onLoad">
            <text:p/>
          </draw:image>
        </draw:frame>
        <draw:frame draw:style-name="gr1" draw:text-style-name="P1" draw:layer="layout" svg:width="0.733cm" svg:height="0.717cm" svg:x="4.556cm" svg:y="13.11cm">
          <draw:image xlink:href="Pictures/100002010000002400000021D2743732.png" xlink:type="simple" xlink:show="embed" xlink:actuate="onLoad">
            <text:p/>
          </draw:image>
        </draw:frame>
        <draw:frame draw:style-name="gr1" draw:text-style-name="P1" draw:layer="layout" svg:width="0.733cm" svg:height="0.717cm" svg:x="1.254cm" svg:y="13.11cm">
          <draw:image xlink:href="Pictures/100002010000002400000021D2743732.png" xlink:type="simple" xlink:show="embed" xlink:actuate="onLoad">
            <text:p/>
          </draw:image>
        </draw:frame>
        <draw:frame draw:style-name="gr1" draw:text-style-name="P1" draw:layer="layout" svg:width="0.733cm" svg:height="0.717cm" svg:x="6.334cm" svg:y="13.11cm">
          <draw:image xlink:href="Pictures/100002010000002400000021D2743732.png" xlink:type="simple" xlink:show="embed" xlink:actuate="onLoad">
            <text:p/>
          </draw:image>
        </draw:frame>
        <draw:frame draw:style-name="gr1" draw:text-style-name="P1" draw:layer="layout" svg:width="0.733cm" svg:height="0.717cm" svg:x="7.223cm" svg:y="13.11cm">
          <draw:image xlink:href="Pictures/100002010000002400000021D2743732.png" xlink:type="simple" xlink:show="embed" xlink:actuate="onLoad">
            <text:p/>
          </draw:image>
        </draw:frame>
        <draw:frame draw:style-name="gr1" draw:text-style-name="P1" draw:layer="layout" svg:width="0.733cm" svg:height="0.717cm" svg:x="8.112cm" svg:y="13.11cm">
          <draw:image xlink:href="Pictures/100002010000002400000021D2743732.png" xlink:type="simple" xlink:show="embed" xlink:actuate="onLoad">
            <text:p/>
          </draw:image>
        </draw:frame>
        <draw:frame draw:style-name="gr1" draw:text-style-name="P1" draw:layer="layout" svg:width="0.733cm" svg:height="0.717cm" svg:x="9.001cm" svg:y="13.11cm">
          <draw:image xlink:href="Pictures/100002010000002400000021D2743732.png" xlink:type="simple" xlink:show="embed" xlink:actuate="onLoad">
            <text:p/>
          </draw:image>
        </draw:frame>
        <draw:frame draw:style-name="gr1" draw:text-style-name="P1" draw:layer="layout" svg:width="0.733cm" svg:height="0.717cm" svg:x="9.89cm" svg:y="13.11cm">
          <draw:image xlink:href="Pictures/100002010000002400000021D2743732.png" xlink:type="simple" xlink:show="embed" xlink:actuate="onLoad">
            <text:p/>
          </draw:image>
        </draw:frame>
        <draw:frame draw:style-name="gr1" draw:text-style-name="P1" draw:layer="layout" svg:width="0.733cm" svg:height="0.717cm" svg:x="10.779cm" svg:y="13.11cm">
          <draw:image xlink:href="Pictures/100002010000002400000021D2743732.png" xlink:type="simple" xlink:show="embed" xlink:actuate="onLoad">
            <text:p/>
          </draw:image>
        </draw:frame>
        <draw:frame draw:style-name="gr1" draw:text-style-name="P1" draw:layer="layout" svg:width="0.733cm" svg:height="0.717cm" svg:x="11.668cm" svg:y="13.11cm">
          <draw:image xlink:href="Pictures/100002010000002400000021D2743732.png" xlink:type="simple" xlink:show="embed" xlink:actuate="onLoad">
            <text:p/>
          </draw:image>
        </draw:frame>
        <draw:frame draw:style-name="gr1" draw:text-style-name="P1" draw:layer="layout" svg:width="0.733cm" svg:height="0.717cm" svg:x="12.557cm" svg:y="13.11cm">
          <draw:image xlink:href="Pictures/100002010000002400000021D2743732.png" xlink:type="simple" xlink:show="embed" xlink:actuate="onLoad">
            <text:p/>
          </draw:image>
        </draw:frame>
        <draw:frame draw:style-name="gr1" draw:text-style-name="P1" draw:layer="layout" svg:width="0.733cm" svg:height="0.717cm" svg:x="13.446cm" svg:y="13.11cm">
          <draw:image xlink:href="Pictures/100002010000002400000021D2743732.png" xlink:type="simple" xlink:show="embed" xlink:actuate="onLoad">
            <text:p/>
          </draw:image>
        </draw:frame>
        <draw:frame draw:style-name="gr1" draw:text-style-name="P1" draw:layer="layout" svg:width="0.733cm" svg:height="0.717cm" svg:x="14.296cm" svg:y="13.11cm">
          <draw:image xlink:href="Pictures/100002010000002400000021D2743732.png" xlink:type="simple" xlink:show="embed" xlink:actuate="onLoad">
            <text:p/>
          </draw:image>
        </draw:frame>
        <draw:frame draw:style-name="gr1" draw:text-style-name="P1" draw:layer="layout" svg:width="0.733cm" svg:height="0.717cm" svg:x="15.126cm" svg:y="13.11cm">
          <draw:image xlink:href="Pictures/100002010000002400000021D2743732.png" xlink:type="simple" xlink:show="embed" xlink:actuate="onLoad">
            <text:p/>
          </draw:image>
        </draw:frame>
        <draw:frame draw:style-name="gr1" draw:text-style-name="P1" draw:layer="layout" svg:width="0.733cm" svg:height="0.717cm" svg:x="15.986cm" svg:y="13.11cm">
          <draw:image xlink:href="Pictures/100002010000002400000021D2743732.png" xlink:type="simple" xlink:show="embed" xlink:actuate="onLoad">
            <text:p/>
          </draw:image>
        </draw:frame>
        <draw:frame draw:style-name="gr1" draw:text-style-name="P1" draw:layer="layout" svg:width="0.733cm" svg:height="0.717cm" svg:x="16.875cm" svg:y="13.11cm">
          <draw:image xlink:href="Pictures/100002010000002400000021D2743732.png" xlink:type="simple" xlink:show="embed" xlink:actuate="onLoad">
            <text:p/>
          </draw:image>
        </draw:frame>
        <draw:frame draw:style-name="gr1" draw:text-style-name="P1" draw:layer="layout" svg:width="0.733cm" svg:height="0.717cm" svg:x="17.764cm" svg:y="13.11cm">
          <draw:image xlink:href="Pictures/100002010000002400000021D2743732.png" xlink:type="simple" xlink:show="embed" xlink:actuate="onLoad">
            <text:p/>
          </draw:image>
        </draw:frame>
        <draw:frame draw:style-name="gr1" draw:text-style-name="P1" draw:layer="layout" svg:width="0.733cm" svg:height="0.717cm" svg:x="18.653cm" svg:y="13.11cm">
          <draw:image xlink:href="Pictures/100002010000002400000021D274373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7-10T03:20:47</meta:creation-date>
    <dc:date>2021-07-10T03:48:46</dc:date>
    <meta:editing-duration>PT12M38S</meta:editing-duration>
    <meta:editing-cycles>1</meta:editing-cycles>
    <meta:document-statistic meta:object-count="21"/>
    <meta:generator>OpenOffice/4.1.10$Unix OpenOffice.org_project/4110m2$Build-9807</meta:generator>
  </office:meta>
</office:document-meta>
</file>